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solid" style:text-line-through-type="single" fo:font-size="12pt" fo:language="fr" fo:country="FR" officeooo:rsid="0005ceb5" officeooo:paragraph-rsid="0006f9ec" style:font-size-asian="10.5pt" style:font-size-complex="12pt"/>
    </style:style>
    <style:style style:name="P2" style:family="paragraph" style:parent-style-name="Standard">
      <style:paragraph-properties fo:text-align="center" style:justify-single-word="false"/>
      <style:text-properties fo:font-size="18pt" fo:language="fr" fo:country="FR" officeooo:rsid="0005ceb5" officeooo:paragraph-rsid="0005ceb5" style:font-size-asian="15.75pt" style:font-size-complex="18pt"/>
    </style:style>
    <style:style style:name="P3" style:family="paragraph" style:parent-style-name="Standard">
      <style:paragraph-properties fo:text-align="end" style:justify-single-word="false"/>
      <style:text-properties fo:font-size="12pt" fo:language="fr" fo:country="FR" officeooo:rsid="0005ceb5" officeooo:paragraph-rsid="0005ceb5" style:font-size-asian="10.5pt" style:font-size-complex="12pt"/>
    </style:style>
    <style:style style:name="P4" style:family="paragraph" style:parent-style-name="Standard">
      <style:paragraph-properties fo:text-align="start" style:justify-single-word="false"/>
      <style:text-properties fo:font-size="12pt" fo:language="fr" fo:country="FR" officeooo:rsid="0005ceb5" officeooo:paragraph-rsid="0005ceb5" style:font-size-asian="10.5pt" style:font-size-complex="12pt"/>
    </style:style>
    <style:style style:name="P5" style:family="paragraph" style:parent-style-name="Standard">
      <style:paragraph-properties fo:text-align="start" style:justify-single-word="false"/>
      <style:text-properties fo:font-size="12pt" fo:language="fr" fo:country="FR" officeooo:rsid="0008da04" officeooo:paragraph-rsid="0008da04" style:font-size-asian="10.5pt" style:font-size-complex="12pt"/>
    </style:style>
    <style:style style:name="T1" style:family="text">
      <style:text-properties officeooo:rsid="0006f9ec"/>
    </style:style>
    <style:style style:name="T2" style:family="text">
      <style:text-properties style:text-line-through-style="none" style:text-line-through-type="none" officeooo:rsid="0006f9ec"/>
    </style:style>
    <style:style style:name="T3" style:family="text">
      <style:text-properties style:text-line-through-style="none" style:text-line-through-type="none" officeooo:rsid="00072c8f"/>
    </style:style>
    <style:style style:name="T4" style:family="text">
      <style:text-properties style:text-line-through-style="none" style:text-line-through-type="none" officeooo:rsid="0007c92c"/>
    </style:style>
    <style:style style:name="T5" style:family="text">
      <style:text-properties style:text-line-through-style="none" style:text-line-through-type="none" officeooo:rsid="00084cd2"/>
    </style:style>
    <style:style style:name="T6" style:family="text">
      <style:text-properties style:text-line-through-style="none" style:text-line-through-type="none" fo:font-weight="normal" officeooo:rsid="00084cd2" style:font-weight-asian="normal" style:font-weight-complex="normal"/>
    </style:style>
    <style:style style:name="T7" style:family="text">
      <style:text-properties style:text-line-through-style="none" style:text-line-through-type="none" fo:font-weight="normal" officeooo:rsid="000862a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e document est diffusé sous licence CC by SA</text:p>
      <text:p text:style-name="P2"/>
      <text:p text:style-name="P2">RAPPORT D’ÉTONNEMENT</text:p>
      <text:p text:style-name="P2"/>
      <text:p text:style-name="P3">Bastide Paul, Maxime Cauté</text:p>
      <text:p text:style-name="P3"/>
      <text:p text:style-name="P3">Activité : Jeu de Nim et IA</text:p>
      <text:p text:style-name="P3"/>
      <text:p text:style-name="P3"/>
      <text:p text:style-name="P4">- Les élèves et les professeurs ont été très enthousiastes, tout a été plutôt calme. Le fait qu’ils aient des occupations en autonomie aidait. Cependant il y a des risques de dispersion. Nous avons notamment vu des groupes qui fusionnaient pour faire des parties entre eux.</text:p>
      <text:p text:style-name="P4"/>
      <text:p text:style-name="P4">- La préparation des salles est longue : mettre en place les gobelets et surtout organiser les tables en îlots nous aura pris environ 30 minutes.</text:p>
      <text:p text:style-name="P4"/>
      <text:p text:style-name="P4">- Certains matériels présents sur place peuvent être très utiles : les professeurs nous ont permis d’utiliser une petite caméra pour montrer une activité à toute la classe. La résolution laissait cependant à désirer. Il est donc conseillé de se renseigner sur le matériel disponible avant la séance.</text:p>
      <text:p text:style-name="P4"/>
      <text:p text:style-name="P4">- <text:span text:style-name="T1">La manière de s’adresser aux enfants est parfois difficile à contrôler. Il faut faire attention aux mots qui s’échappent : “Ah péripapéticienne* j’ai perdu”. La manière de s’adresser à la classe est également difficile à établir : il faut préférer les tournures impersonnelles “S’il vous plaît”, “Écoutez-moi”. Il faut éviter de les appeler “Les enfants”.</text:span></text:p>
      <text:p text:style-name="P4"/>
      <text:p text:style-name="P4">- <text:span text:style-name="T1">Faire défiler les groupes face aux gobelets et faire passer deux fois chaque groupe permet de leur faire se rendre compte de la progression, ainsi que les conserver leur intérêt et leur concentration. Cependant il faut faire attention à faire passer chaque groupe le même nombre de fois, sinon certains se sentent lésé.</text:span></text:p>
      <text:p text:style-name="P4"/>
      <text:p text:style-name="P1"><text:span text:style-name="T2">- Les élèves sont souvent sûrs d’avoir compris, souvent à tort, et veulent défier sans arrêt l’encadrant jusqu’à gagner. Il est </text:span><text:span text:style-name="T4">parfois</text:span><text:span text:style-name="T2"> très dur de </text:span><text:span text:style-name="T3">faire changer un élève d’idée.</text:span></text:p>
      <text:p text:style-name="P1"><text:span text:style-name="T3"/></text:p>
      <text:p text:style-name="P1"><text:span text:style-name="T3">- </text:span><text:span text:style-name="T4">Changer la couleur de certains verres pour mettre en valeur les multiples de trois en valeur est une mauvaise idée car les élèves sont convaincus que ces verres ont des rôles spéciaux.</text:span></text:p>
      <text:p text:style-name="P1"><text:span text:style-name="T4"/></text:p>
      <text:p text:style-name="P1"><text:span text:style-name="T4">- </text:span><text:span text:style-name="T5">Il est possible de bénéficier d’aide de</text:span><text:span text:style-name="T6"> la part du corps enseignant sauf exception. Il est donc nécessaire de savoir gérer l’activité en effectif réduit. </text:span><text:span text:style-name="T7">Pour les mêmes raisons il est appréciable d’avoir sa fiche de préparation imprimée avec soi.</text:span></text:p>
      <text:p text:style-name="P1"><text:span text:style-name="T7"/></text:p>
      <text:p text:style-name="P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09:43:49.590517441</meta:creation-date>
    <dc:date>2019-04-25T10:58:07.119195822</dc:date>
    <meta:editing-duration>PT17M44S</meta:editing-duration>
    <meta:editing-cycles>2</meta:editing-cycles>
    <meta:generator>LibreOffice/6.0.6.2$Linux_X86_64 LibreOffice_project/00m0$Build-2</meta:generator>
    <meta:document-statistic meta:table-count="0" meta:image-count="0" meta:object-count="0" meta:page-count="1" meta:paragraph-count="12" meta:word-count="356" meta:character-count="2125" meta:non-whitespace-character-count="1781"/>
  </office:meta>
</office:document-meta>
</file>